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loext:opacity="100%" style:font-name="Arial" fo:font-size="7pt" officeooo:paragraph-rsid="0020548d" style:font-size-asian="7pt" style:font-size-complex="7pt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style:font-name="Arial1" fo:font-size="18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9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officeooo:rsid="0023d653" style:font-weight-asian="bold" style:font-weight-complex="bold"/>
    </style:style>
    <style:style style:name="T2" style:family="text">
      <style:text-properties officeooo:rsid="0020548d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 #000000" style:vertical-pos="from-top" style:vertical-rel="paragraph-content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3.699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86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42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7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3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95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85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81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4.41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2.016cm" fo:min-width="18.98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4.17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5.10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4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2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7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90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85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77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5.82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61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35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01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64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8.79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RsAgenciaCodigoCeden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Especie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RsLogoBanco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RsQuantidade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NossoNumero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NumeroDocumento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CpfCnpj" form:control-implementation="ooo:com.sun.star.form.component.TextField" xml:id="control7" form:id="control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DataVencimento" form:control-implementation="ooo:com.sun.star.form.component.TextField" xml:id="control8" form:id="control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ValorDocumento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DescontoAbatimento" form:control-implementation="ooo:com.sun.star.form.component.TextField" xml:id="control10" form:id="control1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OutraDeducao" form:control-implementation="ooo:com.sun.star.form.component.TextField" xml:id="control11" form:id="control1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MoraMulta" form:control-implementation="ooo:com.sun.star.form.component.TextField" xml:id="control12" form:id="control1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OutroAcrescimo" form:control-implementation="ooo:com.sun.star.form.component.TextField" xml:id="control13" form:id="control1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ValorCobrado" form:control-implementation="ooo:com.sun.star.form.component.TextField" xml:id="control14" form:id="control1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InstrucaoAoSacado" form:control-implementation="ooo:com.sun.star.form.component.TextField" xml:id="control15" form:id="control1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CodBanco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LinhaDigitavel" form:control-implementation="ooo:com.sun.star.form.component.TextField" xml:id="control17" form:id="control1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LogoBanco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CodBanco" form:control-implementation="ooo:com.sun.star.form.component.TextField" xml:id="control19" form:id="control1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LinhaDigitavel" form:control-implementation="ooo:com.sun.star.form.component.TextField" xml:id="control20" form:id="control2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LocalPagamento" form:control-implementation="ooo:com.sun.star.form.component.TextField" xml:id="control21" form:id="control2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edente" form:control-implementation="ooo:com.sun.star.form.component.TextField" xml:id="control22" form:id="control2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Vencimento" form:control-implementation="ooo:com.sun.star.form.component.TextField" xml:id="control23" form:id="control2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AgenciaCodigoCedente" form:control-implementation="ooo:com.sun.star.form.component.TextField" xml:id="control24" form:id="control2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Documento" form:control-implementation="ooo:com.sun.star.form.component.TextField" xml:id="control25" form:id="control2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NossoNumero" form:control-implementation="ooo:com.sun.star.form.component.TextField" xml:id="control26" form:id="control2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escontoAbatimento" form:control-implementation="ooo:com.sun.star.form.component.TextField" xml:id="control27" form:id="control2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OutraDeducao" form:control-implementation="ooo:com.sun.star.form.component.TextField" xml:id="control28" form:id="control2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MoraMulta" form:control-implementation="ooo:com.sun.star.form.component.TextField" xml:id="control29" form:id="control2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OutroAcrescimo" form:control-implementation="ooo:com.sun.star.form.component.TextField" xml:id="control30" form:id="control3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Documento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NumeroDocumento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EspecieDocumento" form:control-implementation="ooo:com.sun.star.form.component.TextField" xml:id="control33" form:id="control3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Aceite" form:control-implementation="ooo:com.sun.star.form.component.TextField" xml:id="control34" form:id="control3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Processamento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UsoBanco" form:control-implementation="ooo:com.sun.star.form.component.TextField" xml:id="control36" form:id="control3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arteira" form:control-implementation="ooo:com.sun.star.form.component.TextField" xml:id="control37" form:id="control3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Especie" form:control-implementation="ooo:com.sun.star.form.component.TextField" xml:id="control38" form:id="control3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Quantidade" form:control-implementation="ooo:com.sun.star.form.component.TextField" xml:id="control39" form:id="control3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" form:control-implementation="ooo:com.sun.star.form.component.TextField" xml:id="control40" form:id="control4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Cobrado" form:control-implementation="ooo:com.sun.star.form.component.TextField" xml:id="control41" form:id="control4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SacadoL1" form:control-implementation="ooo:com.sun.star.form.component.TextField" xml:id="control42" form:id="control4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CodigoBarra" form:control-implementation="ooo:com.sun.star.form.component.TextField" xml:id="control43" form:id="control4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Sacado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1" form:control-implementation="ooo:com.sun.star.form.component.TextField" xml:id="control45" form:id="control4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2" form:control-implementation="ooo:com.sun.star.form.component.TextField" xml:id="control46" form:id="control4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3" form:control-implementation="ooo:com.sun.star.form.component.TextField" xml:id="control47" form:id="control4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4" form:control-implementation="ooo:com.sun.star.form.component.TextField" xml:id="control48" form:id="control4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5" form:control-implementation="ooo:com.sun.star.form.component.TextField" xml:id="control49" form:id="control4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6" form:control-implementation="ooo:com.sun.star.form.component.TextField" xml:id="control50" form:id="control5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7" form:control-implementation="ooo:com.sun.star.form.component.TextField" xml:id="control51" form:id="control5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8" form:control-implementation="ooo:com.sun.star.form.component.TextField" xml:id="control52" form:id="control5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SacadoL2" form:control-implementation="ooo:com.sun.star.form.component.TextField" xml:id="control53" form:id="control5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xtFcSacadoL3" form:control-implementation="ooo:com.sun.star.form.component.TextField" xml:id="control54" form:id="control5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CpfCnpj" form:control-implementation="ooo:com.sun.star.form.component.TextField" xml:id="control55" form:id="control5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Cedente" form:control-implementation="ooo:com.sun.star.form.component.TextField" xml:id="control56" form:id="control5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EnderecoCedente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106" draw:name="txtNumeroDocumento" draw:style-name="gr2" draw:text-style-name="P3" svg:width="3.682cm" svg:height="0.396cm" svg:x="11.04cm" svg:y="10.643cm" draw:control="control55"/><draw:rect text:anchor-type="paragraph" draw:z-index="0" draw:name="Shape1" draw:style-name="gr5" draw:text-style-name="P10" svg:width="4.478cm" svg:height="1.235cm" svg:x="0.25cm" svg:y="1.64cm"><text:p/></draw:rect><draw:rect text:anchor-type="paragraph" draw:z-index="1" draw:name="Shape2" draw:style-name="gr5" draw:text-style-name="P10" svg:width="1.989cm" svg:height="1.241cm" svg:x="4.761cm" svg:y="1.64cm"><text:p/></draw:rect><draw:rect text:anchor-type="paragraph" draw:z-index="2" draw:name="Shape3" draw:style-name="gr5" draw:text-style-name="P10" svg:width="12.593cm" svg:height="1.23cm" svg:x="6.789cm" svg:y="1.64cm"><text:p/></draw:rect><draw:custom-shape text:anchor-type="paragraph" draw:z-index="3" draw:name="Shape4" draw:style-name="gr37" draw:text-style-name="P9" svg:width="8.937cm" svg:height="0.75cm" svg:x="0.25cm" svg:y="2.88cm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5" draw:style-name="gr36" draw:text-style-name="P9" svg:width="3.786cm" svg:height="0.75cm" svg:x="9.19cm" svg:y="2.88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6" draw:style-name="gr35" draw:text-style-name="P9" svg:width="1.158cm" svg:height="0.75cm" svg:x="12.97cm" svg:y="2.88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34" draw:text-style-name="P9" svg:width="1.493cm" svg:height="0.75cm" svg:x="14.131cm" svg:y="2.88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33" draw:text-style-name="P9" svg:width="3.756cm" svg:height="0.75cm" svg:x="15.619cm" svg:y="2.88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name="Shape9" draw:style-name="gr32" draw:text-style-name="P9" svg:width="5.963cm" svg:height="0.75cm" svg:x="0.25cm" svg:y="4.371cm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0" draw:style-name="gr31" draw:text-style-name="P9" svg:width="3.918cm" svg:height="0.75cm" svg:x="6.212cm" svg:y="4.371cm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1" draw:style-name="gr30" draw:text-style-name="P9" svg:width="4cm" svg:height="0.75cm" svg:x="10.13cm" svg:y="4.371cm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12" draw:style-name="gr25" draw:text-style-name="P9" svg:width="5.248cm" svg:height="0.75cm" svg:x="14.129cm" svg:y="4.371cm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name="Shape13" draw:style-name="gr29" draw:text-style-name="P9" svg:width="4.042cm" svg:height="0.75cm" svg:x="0.25cm" svg:y="5.121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28" draw:text-style-name="P9" svg:width="3.312cm" svg:height="0.75cm" svg:x="4.292cm" svg:y="5.121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15" draw:style-name="gr27" draw:text-style-name="P9" svg:width="3.264cm" svg:height="0.75cm" svg:x="7.602cm" svg:y="5.121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16" draw:style-name="gr26" draw:text-style-name="P9" svg:width="3.289cm" svg:height="0.75cm" svg:x="10.841cm" svg:y="5.121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17" draw:style-name="gr25" draw:text-style-name="P9" svg:width="5.248cm" svg:height="0.75cm" svg:x="14.129cm" svg:y="5.121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name="Shape18" draw:style-name="gr24" draw:text-style-name="P9" svg:width="14.812cm" svg:height="0.75cm" svg:x="0.25cm" svg:y="6.62cm"><text:p><text:span text:style-name="T3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19" draw:style-name="gr23" draw:text-style-name="P9" svg:width="4.315cm" svg:height="0.75cm" svg:x="15.065cm" svg:y="6.62cm"><text:p><text:span text:style-name="T3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name="Shape20" draw:style-name="gr22" draw:text-style-name="P13" svg:width="3.123cm" svg:height="0.385cm" svg:x="16.26cm" svg:y="1.101cm"><draw:text-box><text:p text:style-name="P12"><text:span text:style-name="T5">RECIBO DO SACADO</text:span></text:p></draw:text-box></draw:frame><draw:control text:anchor-type="paragraph" draw:z-index="52" draw:name="Shape21" draw:style-name="gr1" draw:text-style-name="P8" svg:width="3.527cm" svg:height="0.396cm" svg:x="9.329cm" svg:y="3.161cm" draw:control="control1"/><draw:control text:anchor-type="paragraph" draw:z-index="53" draw:name="Shape22" draw:style-name="gr1" draw:text-style-name="P8" svg:width="0.929cm" svg:height="0.396cm" svg:x="13.12cm" svg:y="3.161cm" draw:control="control2"/><draw:control text:anchor-type="paragraph" draw:z-index="54" draw:name="Shape23" draw:style-name="gr1" draw:text-style-name="P5" svg:width="4.123cm" svg:height="0.953cm" svg:x="0.46cm" svg:y="1.82cm" draw:control="control3"/><draw:control text:anchor-type="paragraph" draw:z-index="55" draw:name="Shape24" draw:style-name="gr1" draw:text-style-name="P8" svg:width="1.274cm" svg:height="0.396cm" svg:x="14.27cm" svg:y="3.161cm" draw:control="control4"/><draw:control text:anchor-type="paragraph" draw:z-index="56" draw:name="Shape25" draw:style-name="gr1" draw:text-style-name="P8" svg:width="3.555cm" svg:height="0.401cm" svg:x="15.739cm" svg:y="3.161cm" draw:control="control5"/><draw:control text:anchor-type="paragraph" draw:z-index="57" draw:name="txtNumeroDocumento" draw:style-name="gr1" draw:text-style-name="P3" svg:width="5.696cm" svg:height="0.396cm" svg:x="0.411cm" svg:y="4.673cm" draw:control="control6"/><draw:control text:anchor-type="paragraph" draw:z-index="58" draw:name="txtNumeroDocumento" draw:style-name="gr1" draw:text-style-name="P3" svg:width="3.682cm" svg:height="0.396cm" svg:x="6.341cm" svg:y="4.673cm" draw:control="control7"/><draw:control text:anchor-type="paragraph" draw:z-index="59" draw:name="txtNumeroDocumento" draw:style-name="gr1" draw:text-style-name="P3" svg:width="3.793cm" svg:height="0.396cm" svg:x="10.259cm" svg:y="4.673cm" draw:control="control8"/><draw:control text:anchor-type="paragraph" draw:z-index="60" draw:name="txtNumeroDocumento" draw:style-name="gr1" draw:text-style-name="P3" svg:width="5.024cm" svg:height="0.396cm" svg:x="14.268cm" svg:y="4.673cm" draw:control="control9"/><draw:control text:anchor-type="paragraph" draw:z-index="61" draw:name="txtNumeroDocumento" draw:style-name="gr1" draw:text-style-name="P3" svg:width="3.795cm" svg:height="0.396cm" svg:x="0.411cm" svg:y="5.422cm" draw:control="control10"/><draw:control text:anchor-type="paragraph" draw:z-index="62" draw:name="txtNumeroDocumento" draw:style-name="gr1" draw:text-style-name="P3" svg:width="3.086cm" svg:height="0.396cm" svg:x="4.42cm" svg:y="5.422cm" draw:control="control11"/><draw:control text:anchor-type="paragraph" draw:z-index="63" draw:name="txtNumeroDocumento" draw:style-name="gr1" draw:text-style-name="P3" svg:width="3.049cm" svg:height="0.396cm" svg:x="7.701cm" svg:y="5.422cm" draw:control="control12"/><draw:control text:anchor-type="paragraph" draw:z-index="64" draw:name="txtNumeroDocumento" draw:style-name="gr1" draw:text-style-name="P3" svg:width="3.049cm" svg:height="0.396cm" svg:x="10.966cm" svg:y="5.422cm" draw:control="control13"/><draw:control text:anchor-type="paragraph" draw:z-index="65" draw:name="txtNumeroDocumento" draw:style-name="gr1" draw:text-style-name="P3" svg:width="5.061cm" svg:height="0.396cm" svg:x="14.231cm" svg:y="5.422cm" draw:control="control14"/><draw:control text:anchor-type="paragraph" draw:z-index="66" draw:name="txtNumeroDocumento" draw:style-name="gr1" draw:text-style-name="P3" svg:width="14.537cm" svg:height="0.396cm" svg:x="0.411cm" svg:y="6.922cm" draw:control="control15"/><draw:line text:anchor-type="paragraph" draw:z-index="20" draw:name="Shape26" draw:style-name="gr21" draw:text-style-name="P14" svg:x1="0.252cm" svg:y1="7.904cm" svg:x2="19.38cm" svg:y2="7.904cm"><text:p/></draw:line><draw:custom-shape text:anchor-type="paragraph" draw:z-index="21" draw:name="Shape27" draw:style-name="gr20" draw:text-style-name="P9" svg:width="19.128cm" svg:height="2.066cm" svg:x="0.252cm" svg:y="16.335cm"><text:p><text:span text:style-name="T3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name="Shape28" draw:style-name="gr19" draw:text-style-name="P11" svg:width="2.015cm" svg:height="0.248cm" svg:x="17.383cm" svg:y="7.638cm"><draw:text-box><text:p><text:span text:style-name="T4">Corte na linha abaixo</text:span></text:p></draw:text-box></draw:frame><draw:custom-shape text:anchor-type="paragraph" draw:z-index="23" draw:name="Shape29" draw:style-name="gr18" draw:text-style-name="P9" svg:width="14.579cm" svg:height="0.75cm" svg:x="0.25cm" svg:y="9.592cm"><text:p><text:span text:style-name="T3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30" draw:style-name="gr17" draw:text-style-name="P9" svg:width="4.552cm" svg:height="0.75cm" svg:x="14.829cm" svg:y="9.592cm"><text:p><text:span text:style-name="T3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31" draw:style-name="gr18" draw:text-style-name="P9" svg:width="14.579cm" svg:height="0.75cm" svg:x="0.25cm" svg:y="10.342cm"><text:p><text:span text:style-name="T3">Beneficiário <text:s text:c="162"/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32" draw:style-name="gr17" draw:text-style-name="P9" svg:width="4.552cm" svg:height="0.75cm" svg:x="14.829cm" svg:y="10.342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33" draw:style-name="gr17" draw:text-style-name="P9" svg:width="4.552cm" svg:height="0.75cm" svg:x="14.829cm" svg:y="11.091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34" draw:style-name="gr17" draw:text-style-name="P9" svg:width="4.552cm" svg:height="0.75cm" svg:x="14.829cm" svg:y="11.841cm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name="Shape35" draw:style-name="gr17" draw:text-style-name="P9" svg:width="4.552cm" svg:height="0.75cm" svg:x="14.829cm" svg:y="12.591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Shape36" draw:style-name="gr17" draw:text-style-name="P9" svg:width="4.552cm" svg:height="0.75cm" svg:x="14.829cm" svg:y="13.34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name="Shape37" draw:style-name="gr17" draw:text-style-name="P9" svg:width="4.552cm" svg:height="0.75cm" svg:x="14.829cm" svg:y="14.0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Shape38" draw:style-name="gr17" draw:text-style-name="P9" svg:width="4.552cm" svg:height="0.75cm" svg:x="14.829cm" svg:y="14.84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name="Shape39" draw:style-name="gr17" draw:text-style-name="P9" svg:width="4.552cm" svg:height="0.75cm" svg:x="14.829cm" svg:y="15.589cm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name="Shape40" draw:style-name="gr13" draw:text-style-name="P9" svg:width="2.534cm" svg:height="0.75cm" svg:x="0.25cm" svg:y="11.091cm"><text:p><text:span text:style-name="T3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Shape41" draw:style-name="gr16" draw:text-style-name="P9" svg:width="2.952cm" svg:height="0.75cm" svg:x="2.783cm" svg:y="11.091cm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Shape42" draw:style-name="gr15" draw:text-style-name="P9" svg:width="2.998cm" svg:height="0.75cm" svg:x="5.734cm" svg:y="11.091cm"><text:p><text:span text:style-name="T3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43" draw:style-name="gr14" draw:text-style-name="P9" svg:width="2.095cm" svg:height="0.75cm" svg:x="8.731cm" svg:y="11.091cm"><text:p><text:span text:style-name="T3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44" draw:style-name="gr9" draw:text-style-name="P9" svg:width="4.005cm" svg:height="0.75cm" svg:x="10.825cm" svg:y="11.091cm"><text:p><text:span text:style-name="T3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Shape45" draw:style-name="gr13" draw:text-style-name="P9" svg:width="2.534cm" svg:height="0.75cm" svg:x="0.25cm" svg:y="11.841cm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name="Shape46" draw:style-name="gr12" draw:text-style-name="P9" svg:width="1.916cm" svg:height="0.75cm" svg:x="2.783cm" svg:y="11.841cm"><text:p><text:span text:style-name="T3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name="Shape47" draw:style-name="gr11" draw:text-style-name="P9" svg:width="2.565cm" svg:height="0.75cm" svg:x="4.699cm" svg:y="11.841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Shape48" draw:style-name="gr10" draw:text-style-name="P9" svg:width="3.562cm" svg:height="0.75cm" svg:x="7.264cm" svg:y="11.841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Shape49" draw:style-name="gr9" draw:text-style-name="P9" svg:width="4.005cm" svg:height="0.75cm" svg:x="10.825cm" svg:y="11.841cm"><text:p><text:span text:style-name="T3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Shape50" draw:style-name="gr8" draw:text-style-name="P9" svg:width="14.579cm" svg:height="3.749cm" svg:x="0.25cm" svg:y="12.591cm"><text:p><text:span text:style-name="T3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5" draw:name="Shape51" draw:style-name="gr7" draw:text-style-name="P13" svg:width="3.915cm" svg:height="0.327cm" svg:x="15.466cm" svg:y="18.565cm"><draw:text-box><text:p text:style-name="P12"><text:span text:style-name="T5">FICHA DE COMPENSAÇÃO</text:span></text:p></draw:text-box></draw:frame><draw:frame text:anchor-type="paragraph" draw:z-index="46" draw:name="Shape52" draw:style-name="gr6" draw:text-style-name="P11" svg:width="2.357cm" svg:height="0.332cm" svg:x="12.487cm" svg:y="18.593cm"><draw:text-box><text:p><text:span text:style-name="T4">Autenticação Mecânica</text:span></text:p></draw:text-box></draw:frame><draw:control text:anchor-type="paragraph" draw:z-index="67" draw:name="Shape53" draw:style-name="gr1" draw:text-style-name="P7" svg:width="1.851cm" svg:height="0.952cm" svg:x="4.83cm" svg:y="1.829cm" draw:control="control16"/><draw:control text:anchor-type="paragraph" draw:z-index="68" draw:name="Shape54" draw:style-name="gr1" draw:text-style-name="P6" svg:width="12.286cm" svg:height="0.953cm" svg:x="6.939cm" svg:y="1.829cm" draw:control="control17"/><draw:rect text:anchor-type="paragraph" draw:z-index="47" draw:name="Shape55" draw:style-name="gr5" draw:text-style-name="P10" svg:width="4.478cm" svg:height="1.235cm" svg:x="0.25cm" svg:y="8.352cm"><text:p/></draw:rect><draw:rect text:anchor-type="paragraph" draw:z-index="48" draw:name="Shape56" draw:style-name="gr5" draw:text-style-name="P10" svg:width="1.989cm" svg:height="1.241cm" svg:x="4.763cm" svg:y="8.352cm"><text:p/></draw:rect><draw:rect text:anchor-type="paragraph" draw:z-index="49" draw:name="Shape57" draw:style-name="gr5" draw:text-style-name="P10" svg:width="12.593cm" svg:height="1.23cm" svg:x="6.787cm" svg:y="8.354cm"><text:p/></draw:rect><draw:control text:anchor-type="paragraph" draw:z-index="69" draw:name="Shape58" draw:style-name="gr1" draw:text-style-name="P5" svg:width="4.123cm" svg:height="0.953cm" svg:x="0.455cm" svg:y="8.507cm" draw:control="control18"/><draw:control text:anchor-type="paragraph" draw:z-index="70" draw:name="Shape59" draw:style-name="gr1" draw:text-style-name="P7" svg:width="1.851cm" svg:height="0.952cm" svg:x="4.835cm" svg:y="8.509cm" draw:control="control19"/><draw:control text:anchor-type="paragraph" draw:z-index="71" draw:name="Shape60" draw:style-name="gr1" draw:text-style-name="P6" svg:width="12.286cm" svg:height="0.953cm" svg:x="6.939cm" svg:y="8.507cm" draw:control="control20"/><draw:control text:anchor-type="paragraph" draw:z-index="72" draw:name="Shape61" draw:style-name="gr1" draw:text-style-name="P3" svg:width="14.311cm" svg:height="0.396cm" svg:x="0.411cm" svg:y="9.901cm" draw:control="control21"/><draw:control text:anchor-type="paragraph" draw:z-index="73" draw:name="Shape62" draw:style-name="gr1" draw:text-style-name="P3" svg:width="14.311cm" svg:height="0.396cm" svg:x="0.411cm" svg:y="10.643cm" draw:control="control22"/><draw:control text:anchor-type="paragraph" draw:z-index="74" draw:name="Shape63" draw:style-name="gr1" draw:text-style-name="P3" svg:width="4.313cm" svg:height="0.396cm" svg:x="14.94cm" svg:y="9.901cm" draw:control="control23"/><draw:control text:anchor-type="paragraph" draw:z-index="75" draw:name="Shape64" draw:style-name="gr1" draw:text-style-name="P3" svg:width="4.313cm" svg:height="0.396cm" svg:x="14.94cm" svg:y="10.643cm" draw:control="control24"/><draw:control text:anchor-type="paragraph" draw:z-index="76" draw:name="Shape65" draw:style-name="gr1" draw:text-style-name="P3" svg:width="4.315cm" svg:height="0.396cm" svg:x="14.958cm" svg:y="12.146cm" draw:control="control25"/><draw:control text:anchor-type="paragraph" draw:z-index="77" draw:name="Shape66" draw:style-name="gr1" draw:text-style-name="P3" svg:width="4.315cm" svg:height="0.396cm" svg:x="14.958cm" svg:y="11.368cm" draw:control="control26"/><draw:control text:anchor-type="paragraph" draw:z-index="78" draw:name="Shape67" draw:style-name="gr1" draw:text-style-name="P3" svg:width="4.315cm" svg:height="0.396cm" svg:x="14.958cm" svg:y="12.892cm" draw:control="control27"/><draw:control text:anchor-type="paragraph" draw:z-index="79" draw:name="Shape68" draw:style-name="gr1" draw:text-style-name="P3" svg:width="4.315cm" svg:height="0.396cm" svg:x="14.958cm" svg:y="13.642cm" draw:control="control28"/><draw:control text:anchor-type="paragraph" draw:z-index="80" draw:name="Shape69" draw:style-name="gr1" draw:text-style-name="P3" svg:width="4.315cm" svg:height="0.396cm" svg:x="14.958cm" svg:y="14.392cm" draw:control="control29"/><draw:control text:anchor-type="paragraph" draw:z-index="81" draw:name="Shape70" draw:style-name="gr1" draw:text-style-name="P3" svg:width="4.315cm" svg:height="0.396cm" svg:x="14.958cm" svg:y="15.141cm" draw:control="control30"/><draw:control text:anchor-type="paragraph" draw:z-index="82" draw:name="Shape71" draw:style-name="gr1" draw:text-style-name="P3" svg:width="2.271cm" svg:height="0.396cm" svg:x="0.411cm" svg:y="11.368cm" draw:control="control31"/><draw:control text:anchor-type="paragraph" draw:z-index="83" draw:name="Shape72" draw:style-name="gr1" draw:text-style-name="P3" svg:width="2.73cm" svg:height="0.396cm" svg:x="2.91cm" svg:y="11.368cm" draw:control="control32"/><draw:control text:anchor-type="paragraph" draw:z-index="84" draw:name="Shape73" draw:style-name="gr1" draw:text-style-name="P3" svg:width="2.786cm" svg:height="0.396cm" svg:x="5.856cm" svg:y="11.368cm" draw:control="control33"/><draw:control text:anchor-type="paragraph" draw:z-index="85" draw:name="Shape74" draw:style-name="gr1" draw:text-style-name="P3" svg:width="1.853cm" svg:height="0.396cm" svg:x="8.878cm" svg:y="11.368cm" draw:control="control34"/><draw:control text:anchor-type="paragraph" draw:z-index="86" draw:name="Shape75" draw:style-name="gr1" draw:text-style-name="P3" svg:width="3.774cm" svg:height="0.396cm" svg:x="10.966cm" svg:y="11.368cm" draw:control="control35"/><draw:control text:anchor-type="paragraph" draw:z-index="87" draw:name="Shape76" draw:style-name="gr1" draw:text-style-name="P3" svg:width="2.271cm" svg:height="0.396cm" svg:x="0.411cm" svg:y="12.146cm" draw:control="control36"/><draw:control text:anchor-type="paragraph" draw:z-index="88" draw:name="Shape77" draw:style-name="gr1" draw:text-style-name="P3" svg:width="1.692cm" svg:height="0.401cm" svg:x="2.905cm" svg:y="12.146cm" draw:control="control37"/><draw:control text:anchor-type="paragraph" draw:z-index="89" draw:name="Shape78" draw:style-name="gr1" draw:text-style-name="P3" svg:width="2.304cm" svg:height="0.401cm" svg:x="4.847cm" svg:y="12.146cm" draw:control="control38"/><draw:control text:anchor-type="paragraph" draw:z-index="90" draw:name="Shape79" draw:style-name="gr1" draw:text-style-name="P3" svg:width="3.301cm" svg:height="0.401cm" svg:x="7.435cm" svg:y="12.146cm" draw:control="control39"/><draw:control text:anchor-type="paragraph" draw:z-index="91" draw:name="Shape80" draw:style-name="gr1" draw:text-style-name="P3" svg:width="3.793cm" svg:height="0.401cm" svg:x="10.966cm" svg:y="12.146cm" draw:control="control40"/><draw:control text:anchor-type="paragraph" draw:z-index="92" draw:name="Shape81" draw:style-name="gr1" draw:text-style-name="P3" svg:width="4.315cm" svg:height="0.396cm" svg:x="14.958cm" svg:y="15.909cm" draw:control="control41"/><draw:control text:anchor-type="paragraph" draw:z-index="93" draw:name="Shape82" draw:style-name="gr1" draw:text-style-name="P4" svg:width="18.864cm" svg:height="0.401cm" svg:x="0.411cm" svg:y="16.655cm" draw:control="control42"/><draw:control text:anchor-type="paragraph" draw:z-index="94" draw:name="Shape83" draw:style-name="gr1" draw:text-style-name="P5" svg:width="10.891cm" svg:height="1.301cm" svg:x="0.252cm" svg:y="18.591cm" draw:control="control43"/><draw:custom-shape text:anchor-type="paragraph" draw:z-index="50" draw:name="Shape84" draw:style-name="gr4" draw:text-style-name="P9" svg:width="19.134cm" svg:height="0.75cm" svg:x="0.25cm" svg:y="5.87cm"><text:p><text:span text:style-name="T3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5" draw:name="txtNumeroDocumento" draw:style-name="gr1" draw:text-style-name="P3" svg:width="18.834cm" svg:height="0.396cm" svg:x="0.411cm" svg:y="6.172cm" draw:control="control44"/><draw:control text:anchor-type="paragraph" draw:z-index="96" draw:name="txtNumeroDocumento" draw:style-name="gr1" draw:text-style-name="P3" svg:width="14.292cm" svg:height="0.396cm" svg:x="0.409cm" svg:y="12.922cm" draw:control="control45"/><draw:control text:anchor-type="paragraph" draw:z-index="97" draw:name="txtNumeroDocumento" draw:style-name="gr1" draw:text-style-name="P3" svg:width="14.292cm" svg:height="0.396cm" svg:x="0.409cm" svg:y="13.34cm" draw:control="control46"/><draw:control text:anchor-type="paragraph" draw:z-index="98" draw:name="txtNumeroDocumento" draw:style-name="gr1" draw:text-style-name="P3" svg:width="14.292cm" svg:height="0.396cm" svg:x="0.409cm" svg:y="13.758cm" draw:control="control47"/><draw:control text:anchor-type="paragraph" draw:z-index="99" draw:name="txtNumeroDocumento" draw:style-name="gr1" draw:text-style-name="P3" svg:width="14.292cm" svg:height="0.396cm" svg:x="0.409cm" svg:y="14.176cm" draw:control="control48"/><draw:control text:anchor-type="paragraph" draw:z-index="100" draw:name="txtNumeroDocumento" draw:style-name="gr1" draw:text-style-name="P3" svg:width="14.292cm" svg:height="0.396cm" svg:x="0.409cm" svg:y="14.612cm" draw:control="control49"/><draw:control text:anchor-type="paragraph" draw:z-index="101" draw:name="txtNumeroDocumento" draw:style-name="gr1" draw:text-style-name="P3" svg:width="14.292cm" svg:height="0.396cm" svg:x="0.409cm" svg:y="15.03cm" draw:control="control50"/><draw:control text:anchor-type="paragraph" draw:z-index="102" draw:name="txtNumeroDocumento" draw:style-name="gr1" draw:text-style-name="P3" svg:width="14.292cm" svg:height="0.396cm" svg:x="0.409cm" svg:y="15.448cm" draw:control="control51"/><draw:control text:anchor-type="paragraph" draw:z-index="103" draw:name="txtNumeroDocumento" draw:style-name="gr1" draw:text-style-name="P3" svg:width="14.292cm" svg:height="0.396cm" svg:x="0.409cm" svg:y="15.879cm" draw:control="control52"/><draw:control text:anchor-type="paragraph" draw:z-index="104" draw:name="Shape85" draw:style-name="gr1" draw:text-style-name="P4" svg:width="18.864cm" svg:height="0.401cm" svg:x="0.411cm" svg:y="17.082cm" draw:control="control53"/><draw:control text:anchor-type="paragraph" draw:z-index="105" draw:name="Shape86" draw:style-name="gr1" draw:text-style-name="P4" svg:width="18.864cm" svg:height="0.401cm" svg:x="0.411cm" svg:y="17.5cm" draw:control="control54"/><draw:custom-shape text:anchor-type="paragraph" draw:z-index="51" draw:name="Shape87" draw:style-name="gr3" draw:text-style-name="P9" svg:width="19.116cm" svg:height="0.75cm" svg:x="0.259cm" svg:y="3.62cm"><text:p><text:span text:style-name="T3">Endereço Beneficiário / Sacador Avalista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7" draw:name="Shape88" draw:style-name="gr1" draw:text-style-name="P3" svg:width="8.699cm" svg:height="0.396cm" svg:x="0.409cm" svg:y="3.161cm" draw:control="control56"/><draw:control text:anchor-type="paragraph" draw:z-index="108" draw:name="Shape89" draw:style-name="gr1" draw:text-style-name="P3" svg:width="18.945cm" svg:height="0.396cm" svg:x="0.379cm" svg:y="3.9cm" draw:control="control5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style:font-name="Arial" fo:font-size="7pt" officeooo:paragraph-rsid="0020548d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sael Queiroz</meta:initial-creator>
    <meta:creation-date>2008-01-18T19:37:11</meta:creation-date>
    <dc:date>2024-05-09T08:10:38.202679645</dc:date>
    <meta:editing-cycles>132</meta:editing-cycles>
    <meta:editing-duration>PT8H53M3S</meta:editing-duration>
    <dc:description>http://brerp.com.br/</dc:description>
    <dc:subject>Boleto</dc:subject>
    <dc:title>Boleto Padrão BrERP</dc:title>
    <meta:keyword>Boleto</meta:keyword>
    <meta:keyword>BrERP</meta:keyword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